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istuuko tama jos muokka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9T15:55:50.339554907</meta:creation-date>
    <dc:date>2018-11-03T20:59:40.52</dc:date>
    <meta:editing-duration>PT1M4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1" meta:word-count="4" meta:character-count="27"/>
  </office:meta>
</office:document-meta>
</file>